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4.272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9.162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72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1.3472in" fo:break-before="auto" style:use-optimal-row-height="false"/>
    </style:style>
    <style:style style:name="ro4" style:family="table-row">
      <style:table-row-properties style:row-height="1.5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no-wrap"/>
      <style:text-properties fo:color="#000000" fo:font-weight="normal"/>
    </style:style>
    <style:style style:name="ce4" style:family="table-cell" style:parent-style-name="Default" style:data-style-name="N1">
      <style:table-cell-properties fo:wrap-option="no-wrap"/>
      <style:text-properties fo:color="#000000" fo:font-weight="normal"/>
    </style:style>
    <style:style style:name="ce5" style:family="table-cell" style:parent-style-name="Default" style:data-style-name="N1">
      <style:table-cell-properties fo:wrap-option="no-wrap"/>
      <style:text-properties fo:color="#000000" style:font-name="Nimbus Sans L" fo:font-weight="normal" style:font-name-asian="DejaVu LGC Sans" style:font-name-complex="DejaVu LGC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fo:wrap-option="no-wrap"/>
      <style:text-properties fo:color="#000000" fo:font-weight="normal"/>
    </style:style>
    <style:style style:name="ce10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2">
      <style:table-cell-properties fo:wrap-option="no-wrap"/>
      <style:text-properties fo:color="#000000" fo:font-weight="normal"/>
    </style:style>
    <style:style style:name="ce12" style:family="table-cell" style:parent-style-name="Default">
      <style:text-properties style:use-window-font-color="true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line-through-mode="continuous" style:font-name-asian="Nimbus Mono L" style:font-size-asian="6.80000019073486pt" style:language-asian="en" style:country-asian="US" style:font-style-asian="normal" style:font-weight-asian="normal" style:font-name-complex="Nimbus Mono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4" style:family="table-cell" style:parent-style-name="Default" style:data-style-name="N108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12"/>
        </table:table-row>
        <table:table-row table:style-name="ro1">
          <table:table-cell office:value-type="string">
            <text:p>Part no</text:p>
          </table:table-cell>
          <table:table-cell table:style-name="ce3" office:value-type="string">
            <text:p>Component Source</text:p>
          </table:table-cell>
          <table:table-cell table:style-name="ce3" office:value-type="string">
            <text:p>Component I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Quantity</text:p>
          </table:table-cell>
          <table:table-cell table:style-name="ce9"/>
          <table:table-cell table:style-name="ce3" office:value-type="string">
            <text:p>Price</text:p>
          </table:table-cell>
          <table:table-cell table:style-name="ce3" office:value-type="string">
            <text:p>run total</text:p>
          </table:table-cell>
          <table:table-cell/>
          <table:table-cell office:value-type="string">
            <text:p>Part <text:s text:c="11"/>Value <text:s text:c="14"/>Device <text:s text:c="16"/>Package <text:s text:c="2"/>Library <text:s text:c="9"/>Shee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2,7,14</text:p>
          </table:table-cell>
          <table:table-cell table:style-name="ce3" office:value-type="string">
            <text:p>Farnell</text:p>
          </table:table-cell>
          <table:table-cell table:style-name="ce4" office:value-type="float" office:value="1165327">
            <text:p>1165327</text:p>
          </table:table-cell>
          <table:table-cell table:style-name="ce3" office:value-type="string">
            <text:p>80 x CAPACITOR, 68UF 50V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7">
            <text:p>0.170</text:p>
          </table:table-cell>
          <table:table-cell table:style-name="ce11" table:formula="oooc:=[.E4]*[.F4]" office:value-type="float" office:value="0.51">
            <text:p>0.51</text:p>
          </table:table-cell>
          <table:table-cell table:number-columns-repeated="2"/>
          <table:table-cell office:value-type="string">
            <text:p>C2 <text:s text:c="13"/>68u <text:s text:c="16"/>CPOL-EUE3.5-8 <text:s text:c="9"/>E3,5-8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7 <text:s text:c="13"/>68u <text:s text:c="16"/>CPOL-EUE3.5-8 <text:s text:c="9"/>E3,5-8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4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C3,8,15</text:p>
          </table:table-cell>
          <table:table-cell table:style-name="ce3" office:value-type="string">
            <text:p>Farnell</text:p>
          </table:table-cell>
          <table:table-cell table:style-name="ce4" office:value-type="float" office:value="920447">
            <text:p>920447</text:p>
          </table:table-cell>
          <table:table-cell table:style-name="ce3" office:value-type="string">
            <text:p>40 x MULTICOMP MCR16V227M6X11. CAPACITOR, 220UF 16V; 10 - 49 £0.052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2">
            <text:p>0.052</text:p>
          </table:table-cell>
          <table:table-cell table:style-name="ce11" table:formula="oooc:=[.E7]*[.F7]" office:value-type="float" office:value="0.156">
            <text:p>0.16</text:p>
          </table:table-cell>
          <table:table-cell table:number-columns-repeated="2"/>
          <table:table-cell office:value-type="string">
            <text:p>C3 <text:s text:c="13"/>220u <text:s text:c="15"/>CPOL-EUE2.5-6 <text:s text:c="9"/>E2,5-6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8 <text:s text:c="13"/>220u <text:s text:c="15"/>CPOL-EUE2.5-6 <text:s text:c="9"/>E2,5-6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5 <text:s text:c="12"/>220u <text:s text:c="15"/>CPOL-EUE2.5-6 <text:s text:c="9"/>E2,5-6 <text:s text:c="3"/>rcl <text:s text:c="13"/>1</text:p>
          </table:table-cell>
        </table:table-row>
        <table:table-row table:style-name="ro1">
          <table:table-cell office:value-type="string">
            <text:p>C4,9,16,20</text:p>
          </table:table-cell>
          <table:table-cell table:number-columns-repeated="2"/>
          <table:table-cell office:value-type="string">
            <text:p>0603 chip cap 0.47u</text:p>
          </table:table-cell>
          <table:table-cell table:style-name="ce4" office:value-type="float" office:value="3">
            <text:p>3</text:p>
          </table:table-cell>
          <table:table-cell table:style-name="Default"/>
          <table:table-cell table:number-columns-repeated="3"/>
          <table:table-cell office:value-type="string">
            <text:p>C4 <text:s text:c="13"/>0.47u <text:s text:c="14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9 <text:s text:c="13"/>0.47u <text:s text:c="14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6 <text:s text:c="12"/>0.47u <text:s text:c="14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20 <text:s text:c="12"/>470nf <text:s text:c="14"/>C-EUC0603 <text:s text:c="13"/>C0603 <text:s text:c="4"/>rcl <text:s text:c="13"/>1</text:p>
          </table:table-cell>
        </table:table-row>
        <table:table-row table:style-name="ro1">
          <table:table-cell office:value-type="string">
            <text:p>C5,10,11,12,1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string">
            <text:p>C5 <text:s text:c="13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0 <text:s text:c="12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11 <text:s text:c="12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2 <text:s text:c="12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7 <text:s text:c="12"/>100n <text:s text:c="15"/>C-EUC0603 <text:s text:c="13"/>C0603 <text:s text:c="4"/>rcl <text:s text:c="13"/>1</text:p>
          </table:table-cell>
        </table:table-row>
        <table:table-row table:style-name="ro1">
          <table:table-cell office:value-type="string">
            <text:p>L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9753362">
            <text:p>9753362</text:p>
          </table:table-cell>
          <table:table-cell table:style-name="ce3" office:value-type="string">
            <text:p>40 x EPCOS B82111EC22 INDUCTOR, AXIAL 22UH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64">
            <text:p>0.640</text:p>
          </table:table-cell>
          <table:table-cell table:style-name="ce11" table:formula="oooc:=[.E19]*[.F19]" office:value-type="float" office:value="1.92">
            <text:p>1.92</text:p>
          </table:table-cell>
          <table:table-cell table:number-columns-repeated="2"/>
          <table:table-cell office:value-type="string">
            <text:p>L1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L2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3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>
            <text:p>D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1316200">
            <text:p>1316200</text:p>
          </table:table-cell>
          <table:table-cell table:style-name="ce3" office:value-type="string">
            <text:p>40 x VISHAY GENERAL SEMICONDUCTOR <text:s/>1N5822-E3/1 1+ £0.146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46">
            <text:p>0.146</text:p>
          </table:table-cell>
          <table:table-cell table:style-name="ce11" table:formula="oooc:=[.E23]*[.F23]" office:value-type="float" office:value="0.438">
            <text:p>0.44</text:p>
          </table:table-cell>
          <table:table-cell table:number-columns-repeated="2"/>
          <table:table-cell office:value-type="string">
            <text:p>D1 <text:s text:c="13"/>1N5822-E3/1 <text:s text:c="8"/>SCHOTTKY-DIODEDO201T15 DO201T15 <text:s/>diode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D2 <text:s text:c="13"/>1N5822-E3/1 <text:s text:c="8"/>SCHOTTKY-DIODEDO201T15 DO201T15 <text:s/>diode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D3 <text:s text:c="13"/>1N5822-E3/1 <text:s text:c="8"/>SCHOTTKY-DIODEDO201T15 DO201T15 <text:s/>diode <text:s text:c="11"/>1</text:p>
          </table:table-cell>
        </table:table-row>
        <table:table-row table:style-name="ro1">
          <table:table-cell office:value-type="string">
            <text:p>D4</text:p>
          </table:table-cell>
          <table:table-cell table:style-name="ce3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 — FAIRCHILD SEMICONDUCTOR — DIODE, ULTRA-FAST D2-PAK</text:p>
          </table:table-cell>
          <table:table-cell office:value-type="float" office:value="1">
            <text:p>1</text:p>
          </table:table-cell>
          <table:table-cell office:value-type="float" office:value="0.72">
            <text:p>0.720</text:p>
          </table:table-cell>
          <table:table-cell table:number-columns-repeated="3"/>
          <table:table-cell office:value-type="string">
            <text:p>D4 <text:s text:c="13"/>FFB20UP20DN-DIODE <text:s text:c="2"/>FFB20UP20DN-DIODE <text:s text:c="5"/>TO252-3 <text:s text:c="2"/>ecssr-Pwr <text:s text:c="7"/>1</text:p>
          </table:table-cell>
        </table:table-row>
        <table:table-row table:style-name="ro1">
          <table:table-cell office:value-type="string">
            <text:p>IC1</text:p>
          </table:table-cell>
          <table:table-cell table:style-name="ce3" office:value-type="string">
            <text:p>Farnell</text:p>
          </table:table-cell>
          <table:table-cell office:value-type="float" office:value="1292279">
            <text:p>1292279</text:p>
          </table:table-cell>
          <table:table-cell table:style-name="ce3" office:value-type="string">
            <text:p>PIC18LF4550-I/PT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5.43">
            <text:p>5.430</text:p>
          </table:table-cell>
          <table:table-cell table:style-name="ce11" table:formula="oooc:=[.E27]*[.F27]" office:value-type="float" office:value="5.43">
            <text:p>5.43</text:p>
          </table:table-cell>
          <table:table-cell table:number-columns-repeated="2"/>
          <table:table-cell office:value-type="string">
            <text:p>IC1 <text:s text:c="12"/>PIC18F4550_TQFP <text:s text:c="4"/>PIC18F4550_TQFP <text:s text:c="7"/>TQFP44 <text:s text:c="3"/>microchip <text:s text:c="7"/>1</text:p>
          </table:table-cell>
        </table:table-row>
        <table:table-row table:style-name="ro1">
          <table:table-cell office:value-type="string">
            <text:p>IC2,3,4</text:p>
          </table:table-cell>
          <table:table-cell table:style-name="ce3" office:value-type="string">
            <text:p>Farnell</text:p>
          </table:table-cell>
          <table:table-cell table:style-name="ce4" office:value-type="float" office:value="9725342">
            <text:p>9725342</text:p>
          </table:table-cell>
          <table:table-cell table:style-name="ce3" office:value-type="string">
            <text:p>MAXIM-DALLAS MAX1626ESA+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.95">
            <text:p>1.950</text:p>
          </table:table-cell>
          <table:table-cell table:style-name="ce11" table:formula="oooc:=[.E28]*[.F28]" office:value-type="float" office:value="5.85">
            <text:p>5.85</text:p>
          </table:table-cell>
          <table:table-cell table:style-name="ce11" table:formula="oooc:=[.E28]*[.G28]" office:value-type="float" office:value="17.55">
            <text:p>17.55</text:p>
          </table:table-cell>
          <table:table-cell/>
          <table:table-cell office:value-type="string">
            <text:p>IC2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IC3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IC4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office:value-type="string">
            <text:p>IC5</text:p>
          </table:table-cell>
          <table:table-cell table:style-name="ce3" office:value-type="string">
            <text:p>maxim direct</text:p>
          </table:table-cell>
          <table:table-cell table:style-name="ce3"/>
          <table:table-cell table:style-name="ce3" office:value-type="string">
            <text:p>max4069</text:p>
          </table:table-cell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IC5 <text:s text:c="12"/>MAX4069 <text:s text:c="12"/>MAX4069 <text:s text:c="15"/>UMAX <text:s text:c="5"/>ecssr-Pwr <text:s text:c="7"/>1</text:p>
          </table:table-cell>
        </table:table-row>
        <table:table-row table:style-name="ro1">
          <table:table-cell office:value-type="string">
            <text:p>XBEE</text:p>
          </table:table-cell>
          <table:table-cell table:style-name="ce3" office:value-type="string">
            <text:p>Farnell</text:p>
          </table:table-cell>
          <table:table-cell table:style-name="ce4" office:value-type="float" office:value="1109732">
            <text:p>1109732</text:p>
          </table:table-cell>
          <table:table-cell table:style-name="ce3" office:value-type="string">
            <text:p>SOCKET, VERT 1 ROW 10WAY; <text:s/>50 - 99 £0.54,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0.54">
            <text:p>0.540</text:p>
          </table:table-cell>
          <table:table-cell table:style-name="ce11" table:formula="oooc:=[.E32]*[.F32]" office:value-type="float" office:value="1.08">
            <text:p>1.08</text:p>
          </table:table-cell>
          <table:table-cell table:number-columns-repeated="2"/>
          <table:table-cell office:value-type="string">
            <text:p>XBEE <text:s text:c="11"/>XBEE <text:s text:c="15"/>XBEE <text:s text:c="18"/>XBEE <text:s text:c="5"/>ecssr-Pwr <text:s text:c="7"/>1</text:p>
          </table:table-cell>
        </table:table-row>
        <table:table-row table:style-name="ro1">
          <table:table-cell office:value-type="string">
            <text:p>Q1,2,3</text:p>
          </table:table-cell>
          <table:table-cell table:style-name="ce3" office:value-type="string">
            <text:p>Farnell</text:p>
          </table:table-cell>
          <table:table-cell table:style-name="ce5" office:value-type="float" office:value="9846204">
            <text:p>9846204</text:p>
          </table:table-cell>
          <table:table-cell table:style-name="ce3" office:value-type="string">
            <text:p>FDS4435 — FAIRCHILD SEMICONDUCTOR — MOSFET, P SO-8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46">
            <text:p>0.460</text:p>
          </table:table-cell>
          <table:table-cell table:style-name="ce11" table:formula="oooc:=[.E33]*[.F33]" office:value-type="float" office:value="1.38">
            <text:p>1.38</text:p>
          </table:table-cell>
          <table:table-cell table:number-columns-repeated="2"/>
          <table:table-cell office:value-type="string">
            <text:p>Q1 <text:s text:c="13"/>FDS4435 <text:s text:c="12"/>P-MOSFET-SO8 <text:s text:c="10"/>SO-08 <text:s text:c="4"/>transistor-power 1</text:p>
          </table:table-cell>
        </table:table-row>
        <table:table-row table:style-name="ro1">
          <table:table-cell table:number-columns-repeated="9"/>
          <table:table-cell office:value-type="string">
            <text:p>Q2 <text:s text:c="13"/>FDS4435 <text:s text:c="12"/>P-MOSFET-SO8 <text:s text:c="10"/>SO-08 <text:s text:c="4"/>transistor-power 1</text:p>
          </table:table-cell>
        </table:table-row>
        <table:table-row table:style-name="ro1">
          <table:table-cell table:number-columns-repeated="9"/>
          <table:table-cell office:value-type="string">
            <text:p>Q3 <text:s text:c="13"/>FDS4435 <text:s text:c="12"/>P-MOSFET-SO8 <text:s text:c="10"/>SO-08 <text:s text:c="4"/>transistor-power 1</text:p>
          </table:table-cell>
        </table:table-row>
        <table:table-row table:style-name="ro1">
          <table:table-cell office:value-type="string">
            <text:p>Q4,5,6</text:p>
          </table:table-cell>
          <table:table-cell table:style-name="ce3" office:value-type="string">
            <text:p>Farnell</text:p>
          </table:table-cell>
          <table:table-cell table:style-name="ce4" office:value-type="float" office:value="1021754">
            <text:p>1021754</text:p>
          </table:table-cell>
          <table:table-cell table:style-name="ce3" office:value-type="string">
            <text:p>2N7002 weedy fet N Channel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8">
            <text:p>0.058</text:p>
          </table:table-cell>
          <table:table-cell table:style-name="ce11" table:formula="oooc:=[.E36]*[.F36]" office:value-type="float" office:value="0.174">
            <text:p>0.17</text:p>
          </table:table-cell>
          <table:table-cell table:style-name="ce11" table:formula="oooc:=[.E36]*[.G36]" office:value-type="float" office:value="0.522">
            <text:p>0.52</text:p>
          </table:table-cell>
          <table:table-cell/>
          <table:table-cell office:value-type="string">
            <text:p>Q4 <text:s text:c="13"/>2N7002 <text:s text:c="13"/>2N7002 <text:s text:c="16"/>SOT23 <text:s text:c="4"/>ecssr <text:s text:c="11"/>1</text:p>
          </table:table-cell>
        </table:table-row>
        <table:table-row table:style-name="ro1">
          <table:table-cell table:number-columns-repeated="9"/>
          <table:table-cell office:value-type="string">
            <text:p>Q5 <text:s text:c="13"/>2N7002 <text:s text:c="13"/>2N7002 <text:s text:c="16"/>SOT23 <text:s text:c="4"/>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Q6 <text:s text:c="13"/>2N7002 <text:s text:c="13"/>2N7002 <text:s text:c="16"/>SOT23 <text:s text:c="4"/>ecssr <text:s text:c="11"/>1</text:p>
          </table:table-cell>
        </table:table-row>
        <table:table-row table:style-name="ro1">
          <table:table-cell office:value-type="string">
            <text:p>Led1,2,3,4,5,6,7</text:p>
          </table:table-cell>
          <table:table-cell table:style-name="ce3" office:value-type="string">
            <text:p>Farnell</text:p>
          </table:table-cell>
          <table:table-cell table:style-name="ce6" office:value-type="float" office:value="1003196">
            <text:p>1003196</text:p>
          </table:table-cell>
          <table:table-cell office:value-type="string">
            <text:p>HLMP-1301 — AVAGO TECHNOLOGIES — LED, 3MM HE-RED</text:p>
          </table:table-cell>
          <table:table-cell office:value-type="float" office:value="7">
            <text:p>7</text:p>
          </table:table-cell>
          <table:table-cell table:style-name="ce10" office:value-type="float" office:value="0.074">
            <text:p>0.074</text:p>
          </table:table-cell>
          <table:table-cell table:number-columns-repeated="3"/>
          <table:table-cell office:value-type="string">
            <text:p>LED1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2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3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4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5 <text:s text:c="31"/>LED3MM <text:s text:c="16"/>LED3MM <text:s text:c="3"/>led <text:s text:c="13"/>1</text:p>
          </table:table-cell>
        </table:table-row>
        <table:table-row table:style-name="ro1">
          <table:table-cell table:number-columns-repeated="9"/>
          <table:table-cell office:value-type="string">
            <text:p>LED6 <text:s text:c="31"/>LED3MM <text:s text:c="16"/>LED3MM <text:s text:c="3"/>led <text:s text:c="13"/>1</text:p>
          </table:table-cell>
        </table:table-row>
        <table:table-row table:style-name="ro1">
          <table:table-cell table:number-columns-repeated="9"/>
          <table:table-cell office:value-type="string">
            <text:p>LED7 <text:s text:c="31"/>LED3MM <text:s text:c="16"/>LED3MM <text:s text:c="3"/>led <text:s text:c="13"/>1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3" office:value-type="string">
            <text:p>Farnell</text:p>
          </table:table-cell>
          <table:table-cell table:style-name="ce4" office:value-type="float" office:value="9713352">
            <text:p>9713352</text:p>
          </table:table-cell>
          <table:table-cell table:style-name="ce3" office:value-type="string">
            <text:p>CRYSTAL, SMD 20.00MHZ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38">
            <text:p>0.380</text:p>
          </table:table-cell>
          <table:table-cell table:style-name="ce11" table:formula="oooc:=[.E46]*[.F46]" office:value-type="float" office:value="0.38">
            <text:p>0.38</text:p>
          </table:table-cell>
          <table:table-cell table:number-columns-repeated="2"/>
          <table:table-cell office:value-type="string">
            <text:p>X1 <text:s text:c="33"/>CRYSTALSM49 <text:s text:c="11"/>SM49 <text:s text:c="5"/>crystal <text:s text:c="9"/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1,9,10,11,12,15,21,22,23,2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20K/displayProduct.jsp?sku=9331930">9331930</text:a></text:p>
          </table:table-cell>
          <table:table-cell table:style-name="ce6" office:value-type="string">
            <text:p>RESISTOR, 0603 220K</text:p>
          </table:table-cell>
          <table:table-cell table:number-columns-repeated="5"/>
          <table:table-cell office:value-type="string">
            <text:p>R1 <text:s text:c="13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9 <text:s text:c="13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0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1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2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5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1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2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3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4 <text:s text:c="12"/>220k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2,13,17,19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10K/displayProduct.jsp?sku=9330399">9330399</text:a></text:p>
          </table:table-cell>
          <table:table-cell table:style-name="ce6"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2 <text:s text:c="13"/>10k <text:s text:c="16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3 <text:s text:c="12"/>10k <text:s text:c="16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7 <text:s text:c="12"/>10k <text:s text:c="16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9 <text:s text:c="12"/>10k <text:s text:c="16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3,4,5,6,7,8,1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30R/displayProduct.jsp?sku=9331018">9331018</text:a></text:p>
          </table:table-cell>
          <table:table-cell table:style-name="ce6"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3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4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5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6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7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8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4 <text:s text:c="12"/>330R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16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4K7/displayProduct.jsp?sku=9331247">9331247</text:a></text:p>
          </table:table-cell>
          <table:table-cell table:style-name="ce6"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16 <text:s text:c="12"/>4.7k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18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K7./displayProduct.jsp?sku=612534">612534</text:a></text:p>
          </table:table-cell>
          <table:table-cell table:style-name="ce6"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10" office:value-type="float" office:value="0.014">
            <text:p>0.014</text:p>
          </table:table-cell>
          <table:table-cell table:number-columns-repeated="3"/>
          <table:table-cell office:value-type="string">
            <text:p>R18 <text:s text:c="12"/>2k7 <text:s text:c="16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20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0K/displayProduct.jsp?sku=9330984">9330984</text:a></text:p>
          </table:table-cell>
          <table:table-cell table:style-name="ce6"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20 <text:s text:c="12"/>30k <text:s text:c="16"/>R-EU_M1206 <text:s text:c="12"/>M1206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R30 <text:s text:c="12"/>0.04R <text:s text:c="14"/>R-EU_R2512 <text:s text:c="12"/>R2512 <text:s text:c="4"/>rcl <text:s text:c="13"/>1</text:p>
          </table:table-cell>
        </table:table-row>
        <table:table-row table:style-name="ro1">
          <table:table-cell office:value-type="string">
            <text:p>R25,26,27</text:p>
          </table:table-cell>
          <table:table-cell table:style-name="ce3" office:value-type="string">
            <text:p>Farnell</text:p>
          </table:table-cell>
          <table:table-cell table:style-name="ce4" office:value-type="float" office:value="1200362">
            <text:p>1200362</text:p>
          </table:table-cell>
          <table:table-cell table:style-name="ce3" office:value-type="string">
            <text:p>40 x WELWYN <text:s/>OAR1 - R040FI RESISTOR, 1% 0R040; Resistor element type:Metal Strip; £0.79 10 - 49 £0.77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77">
            <text:p>0.770</text:p>
          </table:table-cell>
          <table:table-cell table:style-name="ce11" table:formula="oooc:=[.E73]*[.F73]" office:value-type="float" office:value="2.31">
            <text:p>2.31</text:p>
          </table:table-cell>
          <table:table-cell table:number-columns-repeated="2"/>
          <table:table-cell office:value-type="string">
            <text:p>R25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R26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R27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L1</text:p>
          </table:table-cell>
          <table:table-cell table:style-name="ce3" office:value-type="string">
            <text:p>Farnell</text:p>
          </table:table-cell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number-columns-repeated="3"/>
          <table:table-cell office:value-type="string">
            <text:p>RL1 <text:s text:c="12"/>SRM-1C-SL-5VDCRELAY SRM-1C-SL-5VDCRELAY <text:s text:c="3"/>RELAY5PIN ecssr-Pwr <text:s text:c="7"/>1</text:p>
          </table:table-cell>
        </table:table-row>
        <table:table-row table:style-name="ro1">
          <table:table-cell office:value-type="string">
            <text:p>S1</text:p>
          </table:table-cell>
          <table:table-cell table:style-name="ce3" office:value-type="string">
            <text:p>Farnell</text:p>
          </table:table-cell>
          <table:table-cell table:style-name="ce4" office:value-type="float" office:value="9471600">
            <text:p>9471600</text:p>
          </table:table-cell>
          <table:table-cell table:style-name="ce3" office:value-type="string">
            <text:p>MULTICOMP MCDP04 4 Piano Key DIL £0.39 - mode select</text:p>
          </table:table-cell>
          <table:table-cell table:style-name="ce4" office:value-type="float" office:value="20">
            <text:p>20</text:p>
          </table:table-cell>
          <table:table-cell table:style-name="ce9" office:value-type="float" office:value="0.39">
            <text:p>0.390</text:p>
          </table:table-cell>
          <table:table-cell table:style-name="ce11" table:formula="oooc:=[.E78]*[.F78]" office:value-type="float" office:value="7.8">
            <text:p>7.80</text:p>
          </table:table-cell>
          <table:table-cell table:number-columns-repeated="2"/>
          <table:table-cell office:value-type="string">
            <text:p>S1 <text:s text:c="33"/>DP04 <text:s text:c="18"/>DP-04 <text:s text:c="4"/>switch-dil <text:s text:c="6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>
            <text:p>CON1,2,3,4</text:p>
          </table:table-cell>
          <table:table-cell table:style-name="ce3" office:value-type="string">
            <text:p>Farnell</text:p>
          </table:table-cell>
          <table:table-cell table:style-name="ce7" office:value-type="float" office:value="3938335">
            <text:p>3938335</text:p>
          </table:table-cell>
          <table:table-cell table:style-name="ce7" office:value-type="string">
            <text:p>MHRJJ44NFRA — UNBRANDED — RJ11 SOCKET 4P 4C</text:p>
          </table:table-cell>
          <table:table-cell office:value-type="float" office:value="4">
            <text:p>4</text:p>
          </table:table-cell>
          <table:table-cell office:value-type="float" office:value="0.29">
            <text:p>0.290</text:p>
          </table:table-cell>
          <table:table-cell table:number-columns-repeated="3"/>
          <table:table-cell office:value-type="string">
            <text:p>CON1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9"/>
          <table:table-cell office:value-type="string">
            <text:p>CON2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9"/>
          <table:table-cell office:value-type="string">
            <text:p>CON3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4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urrently cant find on farnell</text:p>
          </table:table-cell>
          <table:table-cell/>
          <table:table-cell table:style-name="Default"/>
          <table:table-cell table:number-columns-repeated="3"/>
          <table:table-cell office:value-type="string">
            <text:p>CON-CHGIN <text:s text:c="6"/>charger in <text:s text:c="9"/>SCD-014A <text:s text:c="14"/>SCD-014-A con-shiua-chyuan 1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>
            <text:p>CON-SLUG <text:s text:c="2"/></text:p>
          </table:table-cell>
          <table:table-cell table:style-name="ce3" office:value-type="string">
            <text:p>Farnell</text:p>
          </table:table-cell>
          <table:table-cell office:value-type="float" office:value="1248154">
            <text:p>1248154</text:p>
          </table:table-cell>
          <table:table-cell office:value-type="string">
            <text:p>826936-7 — TYCO ELECTRONICS — HEADER, 7 WAY STRAIGHT</text:p>
          </table:table-cell>
          <table:table-cell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number-columns-repeated="3"/>
          <table:table-cell office:value-type="string">
            <text:p>CON-SLUG <text:s text:c="27"/>PINHD-1X7 <text:s text:c="13"/>1X07 <text:s text:c="5"/>pinhead <text:s text:c="9"/>1</text:p>
          </table:table-cell>
        </table:table-row>
        <table:table-row table:style-name="ro1">
          <table:table-cell office:value-type="string">
            <text:p>CON-USB1 <text:s/></text:p>
          </table:table-cell>
          <table:table-cell table:style-name="ce3" office:value-type="string">
            <text:p>Farnell</text:p>
          </table:table-cell>
          <table:table-cell table:style-name="ce4" office:value-type="float" office:value="1308876">
            <text:p>1308876</text:p>
          </table:table-cell>
          <table:table-cell table:style-name="ce3" office:value-type="string">
            <text:p>SOCKET, USB, TYPE B</text:p>
          </table:table-cell>
          <table:table-cell table:style-name="ce4" office:value-type="float" office:value="20">
            <text:p>20</text:p>
          </table:table-cell>
          <table:table-cell table:style-name="ce9" office:value-type="float" office:value="0.22">
            <text:p>0.220</text:p>
          </table:table-cell>
          <table:table-cell table:style-name="ce11" table:formula="oooc:=[.E90]*[.F90]" office:value-type="float" office:value="4.4">
            <text:p>4.40</text:p>
          </table:table-cell>
          <table:table-cell table:style-name="ce11" table:formula="oooc:=[.E19]*[.G19]" office:value-type="float" office:value="5.76">
            <text:p>5.76</text:p>
          </table:table-cell>
          <table:table-cell/>
          <table:table-cell office:value-type="string">
            <text:p>CON-USB1 <text:s text:c="7"/>USB-B-H <text:s text:c="12"/>USB-B-H <text:s text:c="15"/>USB-B-H <text:s text:c="2"/>con-usb-2 <text:s text:c="7"/>1</text:p>
          </table:table-cell>
        </table:table-row>
        <table:table-row table:style-name="ro3">
          <table:table-cell table:style-name="ce1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88">
            <text:p>4215588</text:p>
          </table:table-cell>
          <table:table-cell table:style-name="ce3" office:value-type="string">
            <text:p>TAP, STRAIGHT 4.8 X 0.8; 100 - 499</text:p>
          </table:table-cell>
          <table:table-cell table:style-name="ce4" office:value-type="float" office:value="80">
            <text:p>80</text:p>
          </table:table-cell>
          <table:table-cell table:style-name="ce9" office:value-type="float" office:value="0.076">
            <text:p>0.076</text:p>
          </table:table-cell>
          <table:table-cell table:style-name="ce11" table:formula="oooc:=[.E91]*[.F91]" office:value-type="float" office:value="6.08">
            <text:p>6.08</text:p>
          </table:table-cell>
          <table:table-cell table:number-columns-repeated="2"/>
          <table:table-cell office:value-type="string">
            <text:p>CON-LOGICPWR1 <text:s text:c="2"/>4.8X0.8-SPADE <text:s text:c="6"/>4.8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LOGICPWR2 <text:s text:c="2"/>4.8X0.8-SPADE <text:s text:c="6"/>4.8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SERVO+VE <text:s text:c="3"/>4.8X0.8-SPADE <text:s text:c="6"/>4.8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SERVO_GND <text:s text:c="2"/>4.8X0.8-SPADE <text:s text:c="6"/>4.8X0.8-SPADE <text:s text:c="9"/>SPADE <text:s text:c="4"/>ecssr-Pwr <text:s text:c="7"/>1</text:p>
          </table:table-cell>
        </table:table-row>
        <table:table-row table:style-name="ro4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90">
            <text:p>4215590</text:p>
          </table:table-cell>
          <table:table-cell table:style-name="ce3" office:value-type="string">
            <text:p>TAP, R/A 6.3 X 0.8; 100 - 499</text:p>
          </table:table-cell>
          <table:table-cell table:style-name="ce4" office:value-type="float" office:value="140">
            <text:p>140</text:p>
          </table:table-cell>
          <table:table-cell table:style-name="ce9" office:value-type="float" office:value="0.054">
            <text:p>0.054</text:p>
          </table:table-cell>
          <table:table-cell table:style-name="ce11" table:formula="oooc:=[.E95]*[.F95]" office:value-type="float" office:value="7.56">
            <text:p>7.56</text:p>
          </table:table-cell>
          <table:table-cell table:number-columns-repeated="2"/>
          <table:table-cell office:value-type="string">
            <text:p>CON-CHRG-CHARGE 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CHRG-COM <text:s text:c="3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CHRG-RUN <text:s text:c="3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MOTPWR+ <text:s text:c="4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MOTPWRGND <text:s text:c="2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VBATT+VE <text:s text:c="3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VBATT-VE <text:s text:c="3"/>6.3X0.8-SPADE <text:s text:c="6"/>6.3X0.8-SPADE <text:s text:c="9"/>SPADE <text:s text:c="4"/>ecssr-Pwr <text:s text:c="7"/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style-name="ce4" office:value-type="float" office:value="273223">
            <text:p>273223</text:p>
          </table:table-cell>
          <table:table-cell table:style-name="ce3" office:value-type="string">
            <text:p>20 x ARCOLECTRIC SWITCHES C1300XBAAA SPST - motor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96">
            <text:p>0.960</text:p>
          </table:table-cell>
          <table:table-cell table:style-name="ce11" table:formula="oooc:=[.E104]*[.F104]" office:value-type="float" office:value="0.96">
            <text:p>0.9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style-name="ce4" office:value-type="float" office:value="389948">
            <text:p>389948</text:p>
          </table:table-cell>
          <table:table-cell table:style-name="ce3" office:value-type="string">
            <text:p>ARCOLECTRIC SWITCHES H8350AB SWITCH, DPST LAT; - logic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.38">
            <text:p>1.380</text:p>
          </table:table-cell>
          <table:table-cell table:style-name="ce11" table:formula="oooc:=[.E105]*[.F105]" office:value-type="float" office:value="1.38">
            <text:p>1.3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1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8 <text:s text:c="32"/>C-EUC1206K <text:s text:c="12"/>C1206K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9 <text:s text:c="32"/>C-EUC1206K <text:s text:c="12"/>C1206K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21 <text:s text:c="32"/>C-EUC1206 <text:s text:c="13"/>C1206 <text:s text:c="4"/>rcl <text:s text:c="13"/>1</text:p>
          </table:table-cell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 <text:s text:c="13"/>68u <text:s text:c="16"/>CPOL-EUE3.5-8 <text:s text:c="9"/>E3,5-8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6 <text:s text:c="13"/>68u <text:s text:c="16"/>CPOL-EUE3.5-8 <text:s text:c="9"/>E3,5-8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3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R29 <text:s text:c="32"/>R-EU_M1206 <text:s text:c="12"/>M1206 <text:s text:c="4"/>rcl <text:s text:c="13"/>1</text:p>
          </table:table-cell>
        </table:table-row>
        <table:table-row table:style-name="ro1">
          <table:table-cell office:value-type="string">
            <text:p>CON-ICSP </text:p>
          </table:table-cell>
          <table:table-cell table:style-name="ce3" office:value-type="string">
            <text:p>Farnell</text:p>
          </table:table-cell>
          <table:table-cell office:value-type="float" office:value="3418327">
            <text:p>3418327</text:p>
          </table:table-cell>
          <table:table-cell office:value-type="string">
            <text:p>826629-6 — TYCO ELECTRONICS / AMP — HEADER, 1 ROW 6WAY</text:p>
          </table:table-cell>
          <table:table-cell office:value-type="float" office:value="20">
            <text:p>20</text:p>
          </table:table-cell>
          <table:table-cell office:value-type="float" office:value="0.175">
            <text:p>0.175</text:p>
          </table:table-cell>
          <table:table-cell table:number-columns-repeated="3"/>
          <table:table-cell office:value-type="string">
            <text:p>CON-ICSP <text:s text:c="27"/>PINHD-1X6 <text:s text:c="13"/>1X06 <text:s text:c="5"/>pinhead <text:s text:c="9"/>1</text:p>
          </table:table-cell>
        </table:table-row>
        <table:table-row table:style-name="ro1">
          <table:table-cell office:value-type="string">
            <text:p>CON-PICTX </text:p>
          </table:table-cell>
          <table:table-cell table:number-columns-repeated="2"/>
          <table:table-cell office:value-type="string">
            <text:p>NOT FITTED</text:p>
          </table:table-cell>
          <table:table-cell table:number-columns-repeated="5"/>
          <table:table-cell office:value-type="string">
            <text:p>CON-PICTX <text:s text:c="26"/>PINHD-1X1 <text:s text:c="13"/>1X01 <text:s text:c="5"/>pinhead <text:s text:c="9"/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53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ndence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ce8"/>
        <table:table-column table:style-name="co12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12"/>
        </table:table-row>
        <table:table-row table:style-name="ro1">
          <table:table-cell office:value-type="string">
            <text:p>Part no</text:p>
          </table:table-cell>
          <table:table-cell table:style-name="ce3" office:value-type="string">
            <text:p>Component Source</text:p>
          </table:table-cell>
          <table:table-cell table:style-name="ce3" office:value-type="string">
            <text:p>Component I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Quantity</text:p>
          </table:table-cell>
          <table:table-cell table:style-name="ce9"/>
          <table:table-cell table:style-name="ce9" office:value-type="string">
            <text:p>Price</text:p>
          </table:table-cell>
          <table:table-cell table:style-name="ce3" office:value-type="string">
            <text:p>run total</text:p>
          </table:table-cell>
          <table:table-cell/>
          <table:table-cell office:value-type="string">
            <text:p>Part <text:s text:c="11"/>Value <text:s text:c="14"/>Device <text:s text:c="16"/>Package <text:s text:c="2"/>Library <text:s text:c="9"/>Sheet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1">
          <table:table-cell office:value-type="string">
            <text:p>C2,7,14</text:p>
          </table:table-cell>
          <table:table-cell table:style-name="ce3" office:value-type="string">
            <text:p>Farnell</text:p>
          </table:table-cell>
          <table:table-cell table:style-name="ce4" office:value-type="float" office:value="1165327">
            <text:p>1165327</text:p>
          </table:table-cell>
          <table:table-cell table:style-name="ce3" office:value-type="string">
            <text:p>80 x CAPACITOR, 68UF 50V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7">
            <text:p>0.170</text:p>
          </table:table-cell>
          <table:table-cell table:style-name="ce9" table:formula="oooc:=[.E4]*[.F4]" office:value-type="float" office:value="0.51">
            <text:p>0.510</text:p>
          </table:table-cell>
          <table:table-cell table:number-columns-repeated="2"/>
          <table:table-cell office:value-type="string">
            <text:p>C2 <text:s text:c="13"/>68u <text:s text:c="16"/>CPOL-EUE3.5-8 <text:s text:c="9"/>E3,5-8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7 <text:s text:c="13"/>68u <text:s text:c="16"/>CPOL-EUE3.5-8 <text:s text:c="9"/>E3,5-8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4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C3,8,15</text:p>
          </table:table-cell>
          <table:table-cell table:style-name="ce3" office:value-type="string">
            <text:p>Farnell</text:p>
          </table:table-cell>
          <table:table-cell table:style-name="ce4" office:value-type="float" office:value="920447">
            <text:p>920447</text:p>
          </table:table-cell>
          <table:table-cell table:style-name="ce3" office:value-type="string">
            <text:p>40 x MULTICOMP MCR16V227M6X11. CAPACITOR, 220UF 16V; 10 - 49 £0.052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2">
            <text:p>0.052</text:p>
          </table:table-cell>
          <table:table-cell table:style-name="ce9" table:formula="oooc:=[.E7]*[.F7]" office:value-type="float" office:value="0.156">
            <text:p>0.156</text:p>
          </table:table-cell>
          <table:table-cell table:number-columns-repeated="2"/>
          <table:table-cell office:value-type="string">
            <text:p>C3 <text:s text:c="13"/>220u <text:s text:c="15"/>CPOL-EUE2.5-6 <text:s text:c="9"/>E2,5-6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8 <text:s text:c="13"/>220u <text:s text:c="15"/>CPOL-EUE2.5-6 <text:s text:c="9"/>E2,5-6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5 <text:s text:c="12"/>220u <text:s text:c="15"/>CPOL-EUE2.5-6 <text:s text:c="9"/>E2,5-6 <text:s text:c="3"/>rcl <text:s text:c="13"/>1</text:p>
          </table:table-cell>
        </table:table-row>
        <table:table-row table:style-name="ro2">
          <table:table-cell office:value-type="string">
            <text:p>C4,9,16,20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Capacitors/KEMET/C0603X474K4RAC/displayProduct.jsp?sku=1414037">1414037</text:a></text:p>
          </table:table-cell>
          <table:table-cell office:value-type="string">
            <text:p>0603 chip cap 0.47u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0.047">
            <text:p>0.047</text:p>
          </table:table-cell>
          <table:table-cell table:style-name="ce9" table:formula="oooc:=[.E10]*[.F10]" office:value-type="float" office:value="0.141">
            <text:p>0.141</text:p>
          </table:table-cell>
          <table:table-cell table:number-columns-repeated="2"/>
          <table:table-cell office:value-type="string">
            <text:p>C4 <text:s text:c="13"/>0.47u <text:s text:c="14"/>C-EUC0603 <text:s text:c="13"/>C0603 <text:s text:c="4"/>rcl <text:s text:c="13"/>1</text:p>
          </table:table-cell>
        </table:table-row>
        <table:table-row table:style-name="ro2" table:visibility="collapse">
          <table:table-cell table:number-columns-repeated="4"/>
          <table:table-cell table:number-columns-repeated="2"/>
          <table:table-cell table:style-name="ce9" table:formula="oooc:=[.E11]*[.F11]" office:value-type="float" office:value="0">
            <text:p>0.000</text:p>
          </table:table-cell>
          <table:table-cell table:number-columns-repeated="2"/>
          <table:table-cell office:value-type="string">
            <text:p>C9 <text:s text:c="13"/>0.47u <text:s text:c="14"/>C-EUC0603 <text:s text:c="13"/>C0603 <text:s text:c="4"/>rcl <text:s text:c="13"/>1</text:p>
          </table:table-cell>
        </table:table-row>
        <table:table-row table:style-name="ro2" table:visibility="collapse">
          <table:table-cell table:number-columns-repeated="4"/>
          <table:table-cell table:number-columns-repeated="2"/>
          <table:table-cell table:style-name="ce9" table:formula="oooc:=[.E12]*[.F12]" office:value-type="float" office:value="0">
            <text:p>0.000</text:p>
          </table:table-cell>
          <table:table-cell table:number-columns-repeated="2"/>
          <table:table-cell office:value-type="string">
            <text:p>C16 <text:s text:c="12"/>0.47u <text:s text:c="14"/>C-EUC0603 <text:s text:c="13"/>C0603 <text:s text:c="4"/>rcl <text:s text:c="13"/>1</text:p>
          </table:table-cell>
        </table:table-row>
        <table:table-row table:style-name="ro2" table:visibility="collapse">
          <table:table-cell table:number-columns-repeated="4"/>
          <table:table-cell table:number-columns-repeated="2"/>
          <table:table-cell table:style-name="ce9" table:formula="oooc:=[.E13]*[.F13]" office:value-type="float" office:value="0">
            <text:p>0.000</text:p>
          </table:table-cell>
          <table:table-cell table:number-columns-repeated="2"/>
          <table:table-cell office:value-type="string">
            <text:p>C20 <text:s text:c="12"/>470nf <text:s text:c="14"/>C-EUC0603 <text:s text:c="13"/>C0603 <text:s text:c="4"/>rcl <text:s text:c="13"/>1</text:p>
          </table:table-cell>
        </table:table-row>
        <table:table-row table:style-name="ro2">
          <table:table-cell office:value-type="string">
            <text:p>C5,10,11,12,17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Capacitors/AVX/0603YC104K4Z2A/displayProduct.jsp?sku=1301716">1301716</text:a></text:p>
          </table:table-cell>
          <table:table-cell office:value-type="string">
            <text:p>0603 chip cap 100n</text:p>
          </table:table-cell>
          <table:table-cell office:value-type="float" office:value="5">
            <text:p>5</text:p>
          </table:table-cell>
          <table:table-cell table:style-name="ce10" office:value-type="float" office:value="0.044">
            <text:p>0.044</text:p>
          </table:table-cell>
          <table:table-cell table:style-name="ce9" table:formula="oooc:=[.E14]*[.F14]" office:value-type="float" office:value="0.22">
            <text:p>0.220</text:p>
          </table:table-cell>
          <table:table-cell table:number-columns-repeated="2"/>
          <table:table-cell office:value-type="string">
            <text:p>C5 <text:s text:c="13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0 <text:s text:c="12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1 <text:s text:c="12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2 <text:s text:c="12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7 <text:s text:c="12"/>100n <text:s text:c="15"/>C-EUC0603 <text:s text:c="13"/>C0603 <text:s text:c="4"/>rcl <text:s text:c="13"/>1</text:p>
          </table:table-cell>
        </table:table-row>
        <table:table-row table:style-name="ro1">
          <table:table-cell office:value-type="string">
            <text:p>L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9753362">
            <text:p>9753362</text:p>
          </table:table-cell>
          <table:table-cell table:style-name="ce3" office:value-type="string">
            <text:p>40 x EPCOS B82111EC22 INDUCTOR, AXIAL 22UH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64">
            <text:p>0.640</text:p>
          </table:table-cell>
          <table:table-cell table:style-name="ce9" table:formula="oooc:=[.E19]*[.F19]" office:value-type="float" office:value="1.92">
            <text:p>1.920</text:p>
          </table:table-cell>
          <table:table-cell table:number-columns-repeated="2"/>
          <table:table-cell office:value-type="string">
            <text:p>L1 <text:s text:c="13"/>L-30MM <text:s text:c="13"/>L-30MM <text:s text:c="16"/>30MMRES <text:s text:c="2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2 <text:s text:c="13"/>L-30MM <text:s text:c="13"/>L-30MM <text:s text:c="16"/>30MMRES <text:s text:c="2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3 <text:s text:c="13"/>L-30MM <text:s text:c="13"/>L-30MM <text:s text:c="16"/>30MMRES <text:s text:c="2"/>ecssr-Pwr <text:s text:c="7"/>1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1">
          <table:table-cell office:value-type="string">
            <text:p>D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1316200">
            <text:p>1316200</text:p>
          </table:table-cell>
          <table:table-cell table:style-name="ce3" office:value-type="string">
            <text:p>40 x VISHAY GENERAL SEMICONDUCTOR <text:s/>1N5822-E3/1 1+ £0.146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46">
            <text:p>0.146</text:p>
          </table:table-cell>
          <table:table-cell table:style-name="ce9" table:formula="oooc:=[.E23]*[.F23]" office:value-type="float" office:value="0.438">
            <text:p>0.438</text:p>
          </table:table-cell>
          <table:table-cell table:number-columns-repeated="2"/>
          <table:table-cell office:value-type="string">
            <text:p>D1 <text:s text:c="13"/>1N5822-E3/1 <text:s text:c="8"/>SCHOTTKY-DIODEDO201T15 DO201T15 <text:s/>diode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D2 <text:s text:c="13"/>1N5822-E3/1 <text:s text:c="8"/>SCHOTTKY-DIODEDO201T15 DO201T15 <text:s/>diode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D3 <text:s text:c="13"/>1N5822-E3/1 <text:s text:c="8"/>SCHOTTKY-DIODEDO201T15 DO201T15 <text:s/>diode <text:s text:c="11"/>1</text:p>
          </table:table-cell>
        </table:table-row>
        <table:table-row table:style-name="ro2">
          <table:table-cell office:value-type="string">
            <text:p>D4</text:p>
          </table:table-cell>
          <table:table-cell table:style-name="ce3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 — FAIRCHILD SEMICONDUCTOR — DIODE, ULTRA-FAST D2-PAK</text:p>
          </table:table-cell>
          <table:table-cell office:value-type="float" office:value="1">
            <text:p>1</text:p>
          </table:table-cell>
          <table:table-cell office:value-type="float" office:value="0.72">
            <text:p>0.720</text:p>
          </table:table-cell>
          <table:table-cell table:style-name="ce9" table:formula="oooc:=[.E26]*[.F26]" office:value-type="float" office:value="0.72">
            <text:p>0.720</text:p>
          </table:table-cell>
          <table:table-cell table:number-columns-repeated="2"/>
          <table:table-cell office:value-type="string">
            <text:p>D4 <text:s text:c="13"/>FFB20UP20DN-DIODE <text:s text:c="2"/>FFB20UP20DN-DIODE <text:s text:c="5"/>TO252-3 <text:s text:c="2"/>ecssr-Pwr <text:s text:c="7"/>1</text:p>
          </table:table-cell>
        </table:table-row>
        <table:table-row table:style-name="ro1">
          <table:table-cell office:value-type="string">
            <text:p>IC1</text:p>
          </table:table-cell>
          <table:table-cell table:style-name="ce3" office:value-type="string">
            <text:p>Farnell</text:p>
          </table:table-cell>
          <table:table-cell office:value-type="float" office:value="1292279">
            <text:p>1292279</text:p>
          </table:table-cell>
          <table:table-cell table:style-name="ce3" office:value-type="string">
            <text:p>PIC18LF4550-I/PT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5.43">
            <text:p>5.430</text:p>
          </table:table-cell>
          <table:table-cell table:style-name="ce9" table:formula="oooc:=[.E27]*[.F27]" office:value-type="float" office:value="5.43">
            <text:p>5.430</text:p>
          </table:table-cell>
          <table:table-cell table:number-columns-repeated="2"/>
          <table:table-cell office:value-type="string">
            <text:p>IC1 <text:s text:c="12"/>PIC18F4550_TQFP <text:s text:c="4"/>PIC18F4550_TQFP <text:s text:c="7"/>TQFP44 <text:s text:c="3"/>microchip <text:s text:c="7"/>1</text:p>
          </table:table-cell>
        </table:table-row>
        <table:table-row table:style-name="ro1">
          <table:table-cell office:value-type="string">
            <text:p>IC2,3,4</text:p>
          </table:table-cell>
          <table:table-cell table:style-name="ce3" office:value-type="string">
            <text:p>Farnell</text:p>
          </table:table-cell>
          <table:table-cell table:style-name="ce4" office:value-type="float" office:value="9725342">
            <text:p>9725342</text:p>
          </table:table-cell>
          <table:table-cell table:style-name="ce3" office:value-type="string">
            <text:p>MAXIM-DALLAS MAX1626ESA+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.95">
            <text:p>1.950</text:p>
          </table:table-cell>
          <table:table-cell table:style-name="ce9" table:formula="oooc:=[.E28]*[.F28]" office:value-type="float" office:value="5.85">
            <text:p>5.850</text:p>
          </table:table-cell>
          <table:table-cell table:style-name="ce11" table:formula="oooc:=[.E28]*[.G28]" office:value-type="float" office:value="17.55">
            <text:p>17.55</text:p>
          </table:table-cell>
          <table:table-cell/>
          <table:table-cell office:value-type="string">
            <text:p>IC2 <text:s text:c="12"/>MAX1626ESA+ <text:s text:c="8"/>MAX1626ESA+ <text:s text:c="11"/>SO04 <text:s text:c="5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IC3 <text:s text:c="12"/>MAX1626ESA+ <text:s text:c="8"/>MAX1626ESA+ <text:s text:c="11"/>SO04 <text:s text:c="5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IC4 <text:s text:c="12"/>MAX1626ESA+ <text:s text:c="8"/>MAX1626ESA+ <text:s text:c="11"/>SO04 <text:s text:c="5"/>ecssr-Pwr <text:s text:c="7"/>1</text:p>
          </table:table-cell>
        </table:table-row>
        <table:table-row table:style-name="ro2">
          <table:table-cell office:value-type="string">
            <text:p>IC5</text:p>
          </table:table-cell>
          <table:table-cell table:style-name="ce3" office:value-type="string">
            <text:p>maxim direct</text:p>
          </table:table-cell>
          <table:table-cell table:style-name="ce3"/>
          <table:table-cell table:style-name="ce3" office:value-type="string">
            <text:p>max4069</text:p>
          </table:table-cell>
          <table:table-cell table:style-name="ce4" office:value-type="float" office:value="1">
            <text:p>1</text:p>
          </table:table-cell>
          <table:table-cell/>
          <table:table-cell table:style-name="ce9" table:formula="oooc:=[.E31]*[.F31]" office:value-type="float" office:value="0">
            <text:p>0.000</text:p>
          </table:table-cell>
          <table:table-cell table:number-columns-repeated="2"/>
          <table:table-cell office:value-type="string">
            <text:p>IC5 <text:s text:c="12"/>MAX4069 <text:s text:c="12"/>MAX4069 <text:s text:c="15"/>UMAX <text:s text:c="5"/>ecssr-Pwr <text:s text:c="7"/>1</text:p>
          </table:table-cell>
        </table:table-row>
        <table:table-row table:style-name="ro1">
          <table:table-cell office:value-type="string">
            <text:p>XBEE</text:p>
          </table:table-cell>
          <table:table-cell table:style-name="ce3" office:value-type="string">
            <text:p>Farnell</text:p>
          </table:table-cell>
          <table:table-cell table:style-name="ce4" office:value-type="float" office:value="1109732">
            <text:p>1109732</text:p>
          </table:table-cell>
          <table:table-cell table:style-name="ce3" office:value-type="string">
            <text:p>SOCKET, VERT 1 ROW 10WAY; <text:s/>50 - 99 £0.54,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0.54">
            <text:p>0.540</text:p>
          </table:table-cell>
          <table:table-cell table:style-name="ce9" table:formula="oooc:=[.E32]*[.F32]" office:value-type="float" office:value="1.08">
            <text:p>1.080</text:p>
          </table:table-cell>
          <table:table-cell table:number-columns-repeated="2"/>
          <table:table-cell office:value-type="string">
            <text:p>XBEE <text:s text:c="11"/>XBEE <text:s text:c="15"/>XBEE <text:s text:c="18"/>XBEE <text:s text:c="5"/>ecssr-Pwr <text:s text:c="7"/>1</text:p>
          </table:table-cell>
        </table:table-row>
        <table:table-row table:style-name="ro1">
          <table:table-cell office:value-type="string">
            <text:p>Q1,2,3</text:p>
          </table:table-cell>
          <table:table-cell table:style-name="ce3" office:value-type="string">
            <text:p>Farnell</text:p>
          </table:table-cell>
          <table:table-cell table:style-name="ce5" office:value-type="float" office:value="9846204">
            <text:p>9846204</text:p>
          </table:table-cell>
          <table:table-cell table:style-name="ce3" office:value-type="string">
            <text:p>FDS4435 — FAIRCHILD SEMICONDUCTOR — MOSFET, P SO-8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46">
            <text:p>0.460</text:p>
          </table:table-cell>
          <table:table-cell table:style-name="ce9" table:formula="oooc:=[.E33]*[.F33]" office:value-type="float" office:value="1.38">
            <text:p>1.380</text:p>
          </table:table-cell>
          <table:table-cell table:number-columns-repeated="2"/>
          <table:table-cell office:value-type="string">
            <text:p>Q1 <text:s text:c="13"/>FDS4435 <text:s text:c="12"/>P-MOSFET-SO8 <text:s text:c="10"/>SO-08 <text:s text:c="4"/>transistor-power 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2 <text:s text:c="13"/>FDS4435 <text:s text:c="12"/>P-MOSFET-SO8 <text:s text:c="10"/>SO-08 <text:s text:c="4"/>transistor-power 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3 <text:s text:c="13"/>FDS4435 <text:s text:c="12"/>P-MOSFET-SO8 <text:s text:c="10"/>SO-08 <text:s text:c="4"/>transistor-power 1</text:p>
          </table:table-cell>
        </table:table-row>
        <table:table-row table:style-name="ro1">
          <table:table-cell office:value-type="string">
            <text:p>Q4,5,6</text:p>
          </table:table-cell>
          <table:table-cell table:style-name="ce3" office:value-type="string">
            <text:p>Farnell</text:p>
          </table:table-cell>
          <table:table-cell table:style-name="ce4" office:value-type="float" office:value="1021754">
            <text:p>1021754</text:p>
          </table:table-cell>
          <table:table-cell table:style-name="ce3" office:value-type="string">
            <text:p>2N7002 weedy fet N Channel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8">
            <text:p>0.058</text:p>
          </table:table-cell>
          <table:table-cell table:style-name="ce9" table:formula="oooc:=[.E36]*[.F36]" office:value-type="float" office:value="0.174">
            <text:p>0.174</text:p>
          </table:table-cell>
          <table:table-cell table:style-name="ce11" table:formula="oooc:=[.E36]*[.G36]" office:value-type="float" office:value="0.522">
            <text:p>0.52</text:p>
          </table:table-cell>
          <table:table-cell/>
          <table:table-cell office:value-type="string">
            <text:p>Q4 <text:s text:c="13"/>2N7002 <text:s text:c="13"/>2N7002 <text:s text:c="16"/>SOT23 <text:s text:c="4"/>ecssr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5 <text:s text:c="13"/>2N7002 <text:s text:c="13"/>2N7002 <text:s text:c="16"/>SOT23 <text:s text:c="4"/>ecssr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6 <text:s text:c="13"/>2N7002 <text:s text:c="13"/>2N7002 <text:s text:c="16"/>SOT23 <text:s text:c="4"/>ecssr <text:s text:c="11"/>1</text:p>
          </table:table-cell>
        </table:table-row>
        <table:table-row table:style-name="ro2">
          <table:table-cell office:value-type="string">
            <text:p>Led1,2,3,4,5,6,7</text:p>
          </table:table-cell>
          <table:table-cell table:style-name="ce3" office:value-type="string">
            <text:p>Farnell</text:p>
          </table:table-cell>
          <table:table-cell table:style-name="ce6" office:value-type="float" office:value="1003196">
            <text:p>1003196</text:p>
          </table:table-cell>
          <table:table-cell office:value-type="string">
            <text:p>HLMP-1301 — AVAGO TECHNOLOGIES — LED, 3MM HE-RED</text:p>
          </table:table-cell>
          <table:table-cell office:value-type="float" office:value="7">
            <text:p>7</text:p>
          </table:table-cell>
          <table:table-cell table:style-name="ce10" office:value-type="float" office:value="0.074">
            <text:p>0.074</text:p>
          </table:table-cell>
          <table:table-cell table:style-name="ce9" table:formula="oooc:=[.E39]*[.F39]" office:value-type="float" office:value="0.518">
            <text:p>0.518</text:p>
          </table:table-cell>
          <table:table-cell table:number-columns-repeated="2"/>
          <table:table-cell office:value-type="string">
            <text:p>LED1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2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3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4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5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6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7 <text:s text:c="31"/>LED3MM <text:s text:c="16"/>LED3MM <text:s text:c="3"/>led <text:s text:c="13"/>1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3" office:value-type="string">
            <text:p>Farnell</text:p>
          </table:table-cell>
          <table:table-cell table:style-name="ce4" office:value-type="float" office:value="9713352">
            <text:p>9713352</text:p>
          </table:table-cell>
          <table:table-cell table:style-name="ce3" office:value-type="string">
            <text:p>CRYSTAL, SMD 20.00MHZ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38">
            <text:p>0.380</text:p>
          </table:table-cell>
          <table:table-cell table:style-name="ce9" table:formula="oooc:=[.E46]*[.F46]" office:value-type="float" office:value="0.38">
            <text:p>0.380</text:p>
          </table:table-cell>
          <table:table-cell table:number-columns-repeated="2"/>
          <table:table-cell office:value-type="string">
            <text:p>X1 <text:s text:c="33"/>CRYSTALSM49 <text:s text:c="11"/>SM49 <text:s text:c="5"/>crystal <text:s text:c="9"/>1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2">
          <table:table-cell office:value-type="string">
            <text:p>R1,9,10,11,12,15,21,22,23,2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20K/displayProduct.jsp?sku=9331930">9331930</text:a></text:p>
          </table:table-cell>
          <table:table-cell table:style-name="ce6" office:value-type="string">
            <text:p>RESISTOR, 0603 220K</text:p>
          </table:table-cell>
          <table:table-cell office:value-type="float" office:value="9">
            <text:p>9</text:p>
          </table:table-cell>
          <table:table-cell/>
          <table:table-cell table:style-name="ce9" table:formula="oooc:=[.E48]*[.F48]" office:value-type="float" office:value="0">
            <text:p>0.000</text:p>
          </table:table-cell>
          <table:table-cell table:number-columns-repeated="2"/>
          <table:table-cell office:value-type="string">
            <text:p>R1 <text:s text:c="13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49]*[.F49]" office:value-type="float" office:value="0">
            <text:p>0.000</text:p>
          </table:table-cell>
          <table:table-cell table:number-columns-repeated="2"/>
          <table:table-cell office:value-type="string">
            <text:p>R9 <text:s text:c="13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0]*[.F50]" office:value-type="float" office:value="0">
            <text:p>0.000</text:p>
          </table:table-cell>
          <table:table-cell table:number-columns-repeated="2"/>
          <table:table-cell office:value-type="string">
            <text:p>R10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1]*[.F51]" office:value-type="float" office:value="0">
            <text:p>0.000</text:p>
          </table:table-cell>
          <table:table-cell table:number-columns-repeated="2"/>
          <table:table-cell office:value-type="string">
            <text:p>R11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2]*[.F52]" office:value-type="float" office:value="0">
            <text:p>0.000</text:p>
          </table:table-cell>
          <table:table-cell table:number-columns-repeated="2"/>
          <table:table-cell office:value-type="string">
            <text:p>R12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3]*[.F53]" office:value-type="float" office:value="0">
            <text:p>0.000</text:p>
          </table:table-cell>
          <table:table-cell table:number-columns-repeated="2"/>
          <table:table-cell office:value-type="string">
            <text:p>R15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4]*[.F54]" office:value-type="float" office:value="0">
            <text:p>0.000</text:p>
          </table:table-cell>
          <table:table-cell table:number-columns-repeated="2"/>
          <table:table-cell office:value-type="string">
            <text:p>R21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5]*[.F55]" office:value-type="float" office:value="0">
            <text:p>0.000</text:p>
          </table:table-cell>
          <table:table-cell table:number-columns-repeated="2"/>
          <table:table-cell office:value-type="string">
            <text:p>R22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6]*[.F56]" office:value-type="float" office:value="0">
            <text:p>0.000</text:p>
          </table:table-cell>
          <table:table-cell table:number-columns-repeated="2"/>
          <table:table-cell office:value-type="string">
            <text:p>R23 <text:s text:c="12"/>220k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7]*[.F57]" office:value-type="float" office:value="0">
            <text:p>0.000</text:p>
          </table:table-cell>
          <table:table-cell table:number-columns-repeated="2"/>
          <table:table-cell office:value-type="string">
            <text:p>R24 <text:s text:c="12"/>220k <text:s text:c="15"/>R-EU_M1206 <text:s text:c="12"/>M1206 <text:s text:c="4"/>rcl <text:s text:c="13"/>1</text:p>
          </table:table-cell>
        </table:table-row>
        <table:table-row table:style-name="ro2">
          <table:table-cell office:value-type="string">
            <text:p>R2,13,17,19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10K/displayProduct.jsp?sku=9330399">9330399</text:a></text:p>
          </table:table-cell>
          <table:table-cell table:style-name="ce6"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10" office:value-type="float" office:value="0.021">
            <text:p>0.021</text:p>
          </table:table-cell>
          <table:table-cell table:style-name="ce9" table:formula="oooc:=[.E58]*[.F58]" office:value-type="float" office:value="0.084">
            <text:p>0.084</text:p>
          </table:table-cell>
          <table:table-cell table:number-columns-repeated="2"/>
          <table:table-cell office:value-type="string">
            <text:p>R2 <text:s text:c="13"/>10k <text:s text:c="16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59]*[.F59]" office:value-type="float" office:value="0">
            <text:p>0.000</text:p>
          </table:table-cell>
          <table:table-cell table:number-columns-repeated="2"/>
          <table:table-cell office:value-type="string">
            <text:p>R13 <text:s text:c="12"/>10k <text:s text:c="16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0]*[.F60]" office:value-type="float" office:value="0">
            <text:p>0.000</text:p>
          </table:table-cell>
          <table:table-cell table:number-columns-repeated="2"/>
          <table:table-cell office:value-type="string">
            <text:p>R17 <text:s text:c="12"/>10k <text:s text:c="16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1]*[.F61]" office:value-type="float" office:value="0">
            <text:p>0.000</text:p>
          </table:table-cell>
          <table:table-cell table:number-columns-repeated="2"/>
          <table:table-cell office:value-type="string">
            <text:p>R19 <text:s text:c="12"/>10k <text:s text:c="16"/>R-EU_M1206 <text:s text:c="12"/>M1206 <text:s text:c="4"/>rcl <text:s text:c="13"/>1</text:p>
          </table:table-cell>
        </table:table-row>
        <table:table-row table:style-name="ro2">
          <table:table-cell office:value-type="string">
            <text:p>R3,4,5,6,7,8,1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30R/displayProduct.jsp?sku=9331018">9331018</text:a></text:p>
          </table:table-cell>
          <table:table-cell table:style-name="ce6"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10" office:value-type="float" office:value="0.021">
            <text:p>0.021</text:p>
          </table:table-cell>
          <table:table-cell table:style-name="ce9" table:formula="oooc:=[.E62]*[.F62]" office:value-type="float" office:value="0.147">
            <text:p>0.147</text:p>
          </table:table-cell>
          <table:table-cell table:number-columns-repeated="2"/>
          <table:table-cell office:value-type="string">
            <text:p>R3 <text:s text:c="13"/>330R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3]*[.F63]" office:value-type="float" office:value="0">
            <text:p>0.000</text:p>
          </table:table-cell>
          <table:table-cell table:number-columns-repeated="2"/>
          <table:table-cell office:value-type="string">
            <text:p>R4 <text:s text:c="13"/>330R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4]*[.F64]" office:value-type="float" office:value="0">
            <text:p>0.000</text:p>
          </table:table-cell>
          <table:table-cell table:number-columns-repeated="2"/>
          <table:table-cell office:value-type="string">
            <text:p>R5 <text:s text:c="13"/>330R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5]*[.F65]" office:value-type="float" office:value="0">
            <text:p>0.000</text:p>
          </table:table-cell>
          <table:table-cell table:number-columns-repeated="2"/>
          <table:table-cell office:value-type="string">
            <text:p>R6 <text:s text:c="13"/>330R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6]*[.F66]" office:value-type="float" office:value="0">
            <text:p>0.000</text:p>
          </table:table-cell>
          <table:table-cell table:number-columns-repeated="2"/>
          <table:table-cell office:value-type="string">
            <text:p>R7 <text:s text:c="13"/>330R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7]*[.F67]" office:value-type="float" office:value="0">
            <text:p>0.000</text:p>
          </table:table-cell>
          <table:table-cell table:number-columns-repeated="2"/>
          <table:table-cell office:value-type="string">
            <text:p>R8 <text:s text:c="13"/>330R <text:s text:c="15"/>R-EU_M1206 <text:s text:c="12"/>M1206 <text:s text:c="4"/>rcl <text:s text:c="13"/>1</text:p>
          </table:table-cell>
        </table:table-row>
        <table:table-row table:style-name="ro2" table:visibility="collapse">
          <table:table-cell/>
          <table:table-cell table:style-name="ce3" office:value-type="string">
            <text:p>Farnell</text:p>
          </table:table-cell>
          <table:table-cell table:number-columns-repeated="2"/>
          <table:table-cell table:number-columns-repeated="2"/>
          <table:table-cell table:style-name="ce9" table:formula="oooc:=[.E68]*[.F68]" office:value-type="float" office:value="0">
            <text:p>0.000</text:p>
          </table:table-cell>
          <table:table-cell table:number-columns-repeated="2"/>
          <table:table-cell office:value-type="string">
            <text:p>R14 <text:s text:c="12"/>330R <text:s text:c="15"/>R-EU_M1206 <text:s text:c="12"/>M1206 <text:s text:c="4"/>rcl <text:s text:c="13"/>1</text:p>
          </table:table-cell>
        </table:table-row>
        <table:table-row table:style-name="ro2">
          <table:table-cell office:value-type="string">
            <text:p>R16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4K7/displayProduct.jsp?sku=9331247">9331247</text:a></text:p>
          </table:table-cell>
          <table:table-cell table:style-name="ce6"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style-name="ce9" table:formula="oooc:=[.E69]*[.F69]" office:value-type="float" office:value="0.021">
            <text:p>0.021</text:p>
          </table:table-cell>
          <table:table-cell table:number-columns-repeated="2"/>
          <table:table-cell office:value-type="string">
            <text:p>R16 <text:s text:c="12"/>4.7k <text:s text:c="15"/>R-EU_M1206 <text:s text:c="12"/>M1206 <text:s text:c="4"/>rcl <text:s text:c="13"/>1</text:p>
          </table:table-cell>
        </table:table-row>
        <table:table-row table:style-name="ro2">
          <table:table-cell office:value-type="string">
            <text:p>R18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K7./displayProduct.jsp?sku=612534">612534</text:a></text:p>
          </table:table-cell>
          <table:table-cell table:style-name="ce6"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10" office:value-type="float" office:value="0.014">
            <text:p>0.014</text:p>
          </table:table-cell>
          <table:table-cell table:style-name="ce9" table:formula="oooc:=[.E70]*[.F70]" office:value-type="float" office:value="0.014">
            <text:p>0.014</text:p>
          </table:table-cell>
          <table:table-cell table:number-columns-repeated="2"/>
          <table:table-cell office:value-type="string">
            <text:p>R18 <text:s text:c="12"/>2k7 <text:s text:c="16"/>R-EU_M1206 <text:s text:c="12"/>M1206 <text:s text:c="4"/>rcl <text:s text:c="13"/>1</text:p>
          </table:table-cell>
        </table:table-row>
        <table:table-row table:style-name="ro2">
          <table:table-cell office:value-type="string">
            <text:p>R20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0K/displayProduct.jsp?sku=9330984">9330984</text:a></text:p>
          </table:table-cell>
          <table:table-cell table:style-name="ce6"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style-name="ce9" table:formula="oooc:=[.E71]*[.F71]" office:value-type="float" office:value="0.021">
            <text:p>0.021</text:p>
          </table:table-cell>
          <table:table-cell table:number-columns-repeated="2"/>
          <table:table-cell office:value-type="string">
            <text:p>R20 <text:s text:c="12"/>30k <text:s text:c="16"/>R-EU_M1206 <text:s text:c="12"/>M1206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R30 <text:s text:c="12"/>0.04R <text:s text:c="14"/>R-EU_R2512 <text:s text:c="12"/>R2512 <text:s text:c="4"/>rcl <text:s text:c="13"/>1</text:p>
          </table:table-cell>
        </table:table-row>
        <table:table-row table:style-name="ro1">
          <table:table-cell office:value-type="string">
            <text:p>R25,26,27</text:p>
          </table:table-cell>
          <table:table-cell table:style-name="ce3" office:value-type="string">
            <text:p>Farnell</text:p>
          </table:table-cell>
          <table:table-cell table:style-name="ce4" office:value-type="float" office:value="1200362">
            <text:p>1200362</text:p>
          </table:table-cell>
          <table:table-cell table:style-name="ce3" office:value-type="string">
            <text:p>40 x WELWYN <text:s/>OAR1 - R040FI RESISTOR, 1% 0R040; Resistor element type:Metal Strip; £0.79 10 - 49 £0.77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77">
            <text:p>0.770</text:p>
          </table:table-cell>
          <table:table-cell table:style-name="ce9" table:formula="oooc:=[.E73]*[.F73]" office:value-type="float" office:value="2.31">
            <text:p>2.310</text:p>
          </table:table-cell>
          <table:table-cell table:number-columns-repeated="2"/>
          <table:table-cell office:value-type="string">
            <text:p>R25 <text:s text:c="12"/>RSENSE <text:s text:c="13"/>RSENSE <text:s text:c="16"/>PWR-RES <text:s text:c="2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R26 <text:s text:c="12"/>RSENSE <text:s text:c="13"/>RSENSE <text:s text:c="16"/>PWR-RES <text:s text:c="2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R27 <text:s text:c="12"/>RSENSE <text:s text:c="13"/>RSENSE <text:s text:c="16"/>PWR-RES <text:s text:c="2"/>ecssr-Pwr <text:s text:c="7"/>1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2">
          <table:table-cell office:value-type="string">
            <text:p>RL1</text:p>
          </table:table-cell>
          <table:table-cell table:style-name="ce3" office:value-type="string">
            <text:p>Farnell</text:p>
          </table:table-cell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1">
            <text:p>1</text:p>
          </table:table-cell>
          <table:table-cell office:value-type="float" office:value="0.97">
            <text:p>0.970</text:p>
          </table:table-cell>
          <table:table-cell table:style-name="ce9" table:formula="oooc:=[.E77]*[.F77]" office:value-type="float" office:value="0.97">
            <text:p>0.970</text:p>
          </table:table-cell>
          <table:table-cell table:number-columns-repeated="2"/>
          <table:table-cell office:value-type="string">
            <text:p>RL1 <text:s text:c="12"/>SRM-1C-SL-5VDCRELAY SRM-1C-SL-5VDCRELAY <text:s text:c="3"/>RELAY5PIN ecssr-Pwr <text:s text:c="7"/>1</text:p>
          </table:table-cell>
        </table:table-row>
        <table:table-row table:style-name="ro1">
          <table:table-cell office:value-type="string">
            <text:p>S1</text:p>
          </table:table-cell>
          <table:table-cell table:style-name="ce3" office:value-type="string">
            <text:p>Farnell</text:p>
          </table:table-cell>
          <table:table-cell table:style-name="ce4" office:value-type="float" office:value="9471600">
            <text:p>9471600</text:p>
          </table:table-cell>
          <table:table-cell table:style-name="ce3" office:value-type="string">
            <text:p>MULTICOMP MCDP04 4 Piano Key DIL £0.39 - mode select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39">
            <text:p>0.390</text:p>
          </table:table-cell>
          <table:table-cell table:style-name="ce9" table:formula="oooc:=[.E78]*[.F78]" office:value-type="float" office:value="0.39">
            <text:p>0.390</text:p>
          </table:table-cell>
          <table:table-cell table:number-columns-repeated="2"/>
          <table:table-cell office:value-type="string">
            <text:p>S1 <text:s text:c="33"/>DP04 <text:s text:c="18"/>DP-04 <text:s text:c="4"/>switch-dil <text:s text:c="6"/>1</text:p>
          </table:table-cell>
        </table:table-row>
        <table:table-row table:style-name="ro1">
          <table:table-cell office:value-type="string">
            <text:p>S2</text:p>
          </table:table-cell>
          <table:table-cell table:style-name="ce3" office:value-type="string">
            <text:p>Farnell</text:p>
          </table:table-cell>
          <table:table-cell table:style-name="ce4" office:value-type="float" office:value="273223">
            <text:p>273223</text:p>
          </table:table-cell>
          <table:table-cell table:style-name="ce3" office:value-type="string">
            <text:p>20 x ARCOLECTRIC SWITCHES C1300XBAAA SPST - motor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96">
            <text:p>0.960</text:p>
          </table:table-cell>
          <table:table-cell table:style-name="ce9" table:formula="oooc:=[.E79]*[.F79]" office:value-type="float" office:value="0.96">
            <text:p>0.960</text:p>
          </table:table-cell>
          <table:table-cell table:number-columns-repeated="3"/>
        </table:table-row>
        <table:table-row table:style-name="ro1">
          <table:table-cell office:value-type="string">
            <text:p>S3</text:p>
          </table:table-cell>
          <table:table-cell table:style-name="ce3" office:value-type="string">
            <text:p>Farnell</text:p>
          </table:table-cell>
          <table:table-cell table:style-name="ce4" office:value-type="float" office:value="389948">
            <text:p>389948</text:p>
          </table:table-cell>
          <table:table-cell table:style-name="ce3" office:value-type="string">
            <text:p>ARCOLECTRIC SWITCHES H8350AB SWITCH, DPST LAT; - logic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.38">
            <text:p>1.380</text:p>
          </table:table-cell>
          <table:table-cell table:style-name="ce9" table:formula="oooc:=[.E80]*[.F80]" office:value-type="float" office:value="1.38">
            <text:p>1.380</text:p>
          </table:table-cell>
          <table:table-cell table:number-columns-repeated="3"/>
        </table:table-row>
        <table:table-row table:style-name="ro2">
          <table:table-cell office:value-type="string">
            <text:p>CON1,2,3,4</text:p>
          </table:table-cell>
          <table:table-cell table:style-name="ce3" office:value-type="string">
            <text:p>Farnell</text:p>
          </table:table-cell>
          <table:table-cell table:style-name="ce7" office:value-type="float" office:value="3938335">
            <text:p>3938335</text:p>
          </table:table-cell>
          <table:table-cell table:style-name="ce7" office:value-type="string">
            <text:p>MHRJJ44NFRA — UNBRANDED — RJ11 SOCKET 4P 4C</text:p>
          </table:table-cell>
          <table:table-cell office:value-type="float" office:value="4">
            <text:p>4</text:p>
          </table:table-cell>
          <table:table-cell office:value-type="float" office:value="0.29">
            <text:p>0.290</text:p>
          </table:table-cell>
          <table:table-cell table:style-name="ce9" table:formula="oooc:=[.E81]*[.F81]" office:value-type="float" office:value="1.16">
            <text:p>1.160</text:p>
          </table:table-cell>
          <table:table-cell table:number-columns-repeated="2"/>
          <table:table-cell office:value-type="string">
            <text:p>CON1 <text:s text:c="11"/>MODULE_CON <text:s text:c="9"/>MODULE_CON <text:s text:c="12"/>RJ11-4P4C ecssr <text:s text:c="11"/>1</text:p>
          </table:table-cell>
        </table:table-row>
        <table:table-row table:style-name="ro2" table:visibility="collapse">
          <table:table-cell table:number-columns-repeated="4"/>
          <table:table-cell table:number-columns-repeated="2"/>
          <table:table-cell table:style-name="ce9" table:formula="oooc:=[.E82]*[.F82]" office:value-type="float" office:value="0">
            <text:p>0.000</text:p>
          </table:table-cell>
          <table:table-cell table:number-columns-repeated="2"/>
          <table:table-cell office:value-type="string">
            <text:p>CON2 <text:s text:c="11"/>MODULE_CON <text:s text:c="9"/>MODULE_CON <text:s text:c="12"/>RJ11-4P4C ecssr <text:s text:c="11"/>1</text:p>
          </table:table-cell>
        </table:table-row>
        <table:table-row table:style-name="ro2" table:visibility="collapse">
          <table:table-cell table:number-columns-repeated="4"/>
          <table:table-cell table:number-columns-repeated="2"/>
          <table:table-cell table:style-name="ce9" table:formula="oooc:=[.E83]*[.F83]" office:value-type="float" office:value="0">
            <text:p>0.000</text:p>
          </table:table-cell>
          <table:table-cell table:number-columns-repeated="2"/>
          <table:table-cell office:value-type="string">
            <text:p>CON3 <text:s text:c="11"/>MODULE_CON <text:s text:c="9"/>MODULE_CON <text:s text:c="12"/>RJ11-4P4C ecssr <text:s text:c="11"/>1</text:p>
          </table:table-cell>
        </table:table-row>
        <table:table-row table:style-name="ro2" table:visibility="collapse">
          <table:table-cell table:number-columns-repeated="4"/>
          <table:table-cell table:number-columns-repeated="2"/>
          <table:table-cell table:style-name="ce9" table:formula="oooc:=[.E84]*[.F84]" office:value-type="float" office:value="0">
            <text:p>0.000</text:p>
          </table:table-cell>
          <table:table-cell table:number-columns-repeated="2"/>
          <table:table-cell office:value-type="string">
            <text:p>CON4 <text:s text:c="11"/>MODULE_CON <text:s text:c="9"/>MODULE_CON <text:s text:c="12"/>RJ11-4P4C ecssr <text:s text:c="11"/>1</text:p>
          </table:table-cell>
        </table:table-row>
        <table:table-row table:style-name="ro1" table:visibility="collapse">
          <table:table-cell table:number-columns-repeated="4"/>
          <table:table-cell table:number-columns-repeated="2"/>
          <table:table-cell table:style-name="ce9" table:formula="oooc:=[.E85]*[.F85]" office:value-type="float" office:value="0">
            <text:p>0.000</text:p>
          </table:table-cell>
          <table:table-cell table:number-columns-repeated="3"/>
        </table:table-row>
        <table:table-row table:style-name="ro1" table:visibility="collapse">
          <table:table-cell table:number-columns-repeated="4"/>
          <table:table-cell table:number-columns-repeated="2"/>
          <table:table-cell table:style-name="ce9" table:formula="oooc:=[.E86]*[.F86]" office:value-type="float" office:value="0">
            <text:p>0.000</text:p>
          </table:table-cell>
          <table:table-cell table:number-columns-repeated="3"/>
        </table:table-row>
        <table:table-row table:style-name="ro2">
          <table:table-cell office:value-type="string">
            <text:p>CON-CHGIN </text:p>
          </table:table-cell>
          <table:table-cell office:value-type="string">
            <text:p>RS</text:p>
          </table:table-cell>
          <table:table-cell table:style-name="ce6" office:value-type="string">
            <text:p>286-8779</text:p>
          </table:table-cell>
          <table:table-cell office:value-type="string">
            <text:p><text:s/>PCB mount power socket,2.1mm 5A 250V</text:p>
          </table:table-cell>
          <table:table-cell office:value-type="float" office:value="1">
            <text:p>1</text:p>
          </table:table-cell>
          <table:table-cell table:style-name="ce10" office:value-type="float" office:value="1.47">
            <text:p>1.470</text:p>
          </table:table-cell>
          <table:table-cell table:style-name="ce9" table:formula="oooc:=[.E87]*[.F87]" office:value-type="float" office:value="1.47">
            <text:p>1.470</text:p>
          </table:table-cell>
          <table:table-cell table:number-columns-repeated="2"/>
          <table:table-cell office:value-type="string">
            <text:p>CON-CHGIN <text:s text:c="6"/>charger in <text:s text:c="9"/>SCD-014A <text:s text:c="14"/>SCD-014-A con-shiua-chyuan 1</text:p>
          </table:table-cell>
        </table:table-row>
        <table:table-row table:style-name="ro1" table:visibility="collapse">
          <table:table-cell table:number-columns-repeated="4"/>
          <table:table-cell table:number-columns-repeated="2"/>
          <table:table-cell table:style-name="ce9" table:formula="oooc:=[.E88]*[.F88]" office:value-type="float" office:value="0">
            <text:p>0.000</text:p>
          </table:table-cell>
          <table:table-cell table:number-columns-repeated="3"/>
        </table:table-row>
        <table:table-row table:style-name="ro1" table:visibility="collapse">
          <table:table-cell table:number-columns-repeated="4"/>
          <table:table-cell table:number-columns-repeated="2"/>
          <table:table-cell table:style-name="ce9" table:formula="oooc:=[.E89]*[.F89]" office:value-type="float" office:value="0">
            <text:p>0.000</text:p>
          </table:table-cell>
          <table:table-cell table:number-columns-repeated="3"/>
        </table:table-row>
        <table:table-row table:style-name="ro2">
          <table:table-cell office:value-type="string">
            <text:p>CON-SLUG <text:s text:c="2"/></text:p>
          </table:table-cell>
          <table:table-cell table:style-name="ce3" office:value-type="string">
            <text:p>Farnell</text:p>
          </table:table-cell>
          <table:table-cell office:value-type="float" office:value="1248154">
            <text:p>1248154</text:p>
          </table:table-cell>
          <table:table-cell office:value-type="string">
            <text:p>826936-7 — TYCO ELECTRONICS — HEADER, 7 WAY STRAIGHT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table:style-name="ce9" table:formula="oooc:=[.E90]*[.F90]" office:value-type="float" office:value="0.22">
            <text:p>0.220</text:p>
          </table:table-cell>
          <table:table-cell table:number-columns-repeated="2"/>
          <table:table-cell office:value-type="string">
            <text:p>CON-SLUG <text:s text:c="27"/>PINHD-1X7 <text:s text:c="13"/>1X07 <text:s text:c="5"/>pinhead <text:s text:c="9"/>1</text:p>
          </table:table-cell>
        </table:table-row>
        <table:table-row table:style-name="ro1">
          <table:table-cell office:value-type="string">
            <text:p>CON-USB1 <text:s/></text:p>
          </table:table-cell>
          <table:table-cell table:style-name="ce3" office:value-type="string">
            <text:p>Farnell</text:p>
          </table:table-cell>
          <table:table-cell table:style-name="ce4" office:value-type="float" office:value="1308876">
            <text:p>1308876</text:p>
          </table:table-cell>
          <table:table-cell table:style-name="ce3" office:value-type="string">
            <text:p>SOCKET, USB, TYPE B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22">
            <text:p>0.220</text:p>
          </table:table-cell>
          <table:table-cell table:style-name="ce9" table:formula="oooc:=[.E91]*[.F91]" office:value-type="float" office:value="0.22">
            <text:p>0.220</text:p>
          </table:table-cell>
          <table:table-cell table:style-name="ce11" table:formula="oooc:=[.E19]*[.G19]" office:value-type="float" office:value="5.76">
            <text:p>5.76</text:p>
          </table:table-cell>
          <table:table-cell/>
          <table:table-cell office:value-type="string">
            <text:p>CON-USB1 <text:s text:c="7"/>USB-B-H <text:s text:c="12"/>USB-B-H <text:s text:c="15"/>USB-B-H <text:s text:c="2"/>con-usb-2 <text:s text:c="7"/>1</text:p>
          </table:table-cell>
        </table:table-row>
        <table:table-row table:style-name="ro3">
          <table:table-cell table:style-name="ce1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88">
            <text:p>4215588</text:p>
          </table:table-cell>
          <table:table-cell table:style-name="ce3" office:value-type="string">
            <text:p>TAP, STRAIGHT 4.8 X 0.8; 100 - 499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0.076">
            <text:p>0.076</text:p>
          </table:table-cell>
          <table:table-cell table:style-name="ce9" table:formula="oooc:=[.E92]*[.F92]" office:value-type="float" office:value="0.38">
            <text:p>0.380</text:p>
          </table:table-cell>
          <table:table-cell table:number-columns-repeated="2"/>
          <table:table-cell office:value-type="string">
            <text:p>CON-LOGICPWR1 <text:s text:c="2"/>4.8X0.8-SPADE <text:s text:c="6"/>4.8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LOGICPWR2 <text:s text:c="2"/>4.8X0.8-SPADE <text:s text:c="6"/>4.8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SERVO+VE <text:s text:c="3"/>4.8X0.8-SPADE <text:s text:c="6"/>4.8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SERVO_GND <text:s text:c="2"/>4.8X0.8-SPADE <text:s text:c="6"/>4.8X0.8-SPADE <text:s text:c="9"/>SPADE <text:s text:c="4"/>ecssr-Pwr <text:s text:c="7"/>1</text:p>
          </table:table-cell>
        </table:table-row>
        <table:table-row table:style-name="ro4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90">
            <text:p>4215590</text:p>
          </table:table-cell>
          <table:table-cell table:style-name="ce3" office:value-type="string">
            <text:p>TAP, R/A 6.3 X 0.8; 100 - 499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0.054">
            <text:p>0.054</text:p>
          </table:table-cell>
          <table:table-cell table:style-name="ce9" table:formula="oooc:=[.E96]*[.F96]" office:value-type="float" office:value="0.378">
            <text:p>0.378</text:p>
          </table:table-cell>
          <table:table-cell table:number-columns-repeated="2"/>
          <table:table-cell office:value-type="string">
            <text:p>CON-CHRG-CHARGE 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CHRG-COM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CHRG-RUN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MOTPWR+ <text:s text:c="4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MOTPWRGND <text:s text:c="2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VBATT+VE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VBATT-VE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 table:number-rows-repeated="2">
          <table:table-cell table:number-columns-repeated="10"/>
        </table:table-row>
        <table:table-row table:style-name="ro2">
          <table:table-cell office:value-type="string">
            <text:p>CON-PICTX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Connectors/Multipole/TYCO+ELECTRONICS/826926-2/displayProduct.jsp?sku=1248140">1248140</text:a></text:p>
          </table:table-cell>
          <table:table-cell table:style-name="ce6" office:value-type="string">
            <text:p>HEADER, 2 WAY STRAIGHT</text:p>
          </table:table-cell>
          <table:table-cell office:value-type="float" office:value="1">
            <text:p>1</text:p>
          </table:table-cell>
          <table:table-cell table:style-name="ce14" office:value-type="float" office:value="0.081">
            <text:p>0.081</text:p>
          </table:table-cell>
          <table:table-cell table:style-name="ce9" table:formula="oooc:=[.E105]*[.F105]" office:value-type="float" office:value="0.081">
            <text:p>0.081</text:p>
          </table:table-cell>
          <table:table-cell table:number-columns-repeated="2"/>
          <table:table-cell office:value-type="string">
            <text:p>CON-PICTX <text:s text:c="26"/>PINHD-1X1 <text:s text:c="13"/>1X02 <text:s text:c="5"/>pinhead <text:s text:c="9"/>1</text:p>
          </table:table-cell>
        </table:table-row>
        <table:table-row table:style-name="ro1">
          <table:table-cell table:number-columns-repeated="10"/>
        </table:table-row>
        <table:table-row table:style-name="ro1" table:visibility="collapse" table:number-rows-repeated="4">
          <table:table-cell table:number-columns-repeated="10"/>
        </table:table-row>
        <table:table-row table:style-name="ro1" table:visibility="collapse">
          <table:table-cell table:number-columns-repeated="9"/>
          <table:table-cell table:style-name="ce13"/>
        </table:table-row>
        <table:table-row table:style-name="ro2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18 <text:s text:c="32"/>C-EUC1206K <text:s text:c="12"/>C1206K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19 <text:s text:c="32"/>C-EUC1206K <text:s text:c="12"/>C1206K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21 <text:s text:c="32"/>C-EUC1206 <text:s text:c="13"/>C1206 <text:s text:c="4"/>rcl <text:s text:c="13"/>1</text:p>
          </table:table-cell>
        </table:table-row>
        <table:table-row table:style-name="ro2">
          <table:table-cell office:value-type="string">
            <text:p>C1,6,13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1 <text:s text:c="13"/>68u <text:s text:c="16"/>CPOL-EUE3.5-8 <text:s text:c="9"/>E3,5-8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6 <text:s text:c="13"/>68u <text:s text:c="16"/>CPOL-EUE3.5-8 <text:s text:c="9"/>E3,5-8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13 <text:s text:c="12"/>68u <text:s text:c="16"/>CPOL-EUE3.5-8 <text:s text:c="9"/>E3,5-8 <text:s text:c="3"/>rcl <text:s text:c="13"/>1</text:p>
          </table:table-cell>
        </table:table-row>
        <table:table-row table:style-name="ro2">
          <table:table-cell office:value-type="string">
            <text:p>R29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R29 <text:s text:c="32"/>R-EU_M1206 <text:s text:c="12"/>M1206 <text:s text:c="4"/>rcl <text:s text:c="13"/>1</text:p>
          </table:table-cell>
        </table:table-row>
        <table:table-row table:style-name="ro1">
          <table:table-cell office:value-type="string">
            <text:p>CON-ICSP </text:p>
          </table:table-cell>
          <table:table-cell table:style-name="ce3" office:value-type="string">
            <text:p>Farnell</text:p>
          </table:table-cell>
          <table:table-cell office:value-type="float" office:value="3418327">
            <text:p>3418327</text:p>
          </table:table-cell>
          <table:table-cell office:value-type="string">
            <text:p>826629-6 — TYCO ELECTRONICS / AMP — HEADER, 1 ROW 6WAY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number-columns-repeated="3"/>
          <table:table-cell office:value-type="string">
            <text:p>CON-ICSP <text:s text:c="27"/>PINHD-1X6 <text:s text:c="13"/>1X06 <text:s text:c="5"/>pinhead <text:s text:c="9"/>1</text:p>
          </table:table-cell>
        </table:table-row>
        <table:table-row table:style-name="ro1">
          <table:table-cell office:value-type="string">
            <text:p>CON-PICTX 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ooc:=SUM([.G4:.G120])" office:value-type="float" office:value="29.123">
            <text:p>29.12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"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9" table:number-columns-repeated="2"/>
          <table:table-cell table:number-columns-repeated="3"/>
        </table:table-row>
        <table:table-row table:style-name="ro1" table:number-rows-repeated="6538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2">09/02/2007</text:date>, <text:time>11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m Bennellick</meta:initial-creator>
    <meta:creation-date>2007-07-25T23:47:29</meta:creation-date>
    <dc:creator>Tom Bennellick</dc:creator>
    <dc:date>2007-09-02T11:46:28</dc:date>
    <dc:language>en-US</dc:language>
    <meta:editing-cycles>17</meta:editing-cycles>
    <meta:editing-duration>PT4H29M39S</meta:editing-duration>
    <meta:user-defined meta:name="Info 1"/>
    <meta:user-defined meta:name="Info 2"/>
    <meta:user-defined meta:name="Info 3"/>
    <meta:user-defined meta:name="Info 4"/>
    <meta:document-statistic meta:table-count="3" meta:cell-count="820"/>
  </office:meta>
</office:document-meta>
</file>